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4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gr6" style:family="graphic" style:parent-style-name="standard">
      <style:graphic-properties draw:stroke="dash" draw:stroke-dash="Dashed_20__28_var_29_"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gr8" style:family="graphic" style:parent-style-name="standard">
      <style:graphic-properties svg:stroke-color="#ff950e" draw:fill-color="#ff950e" draw:textarea-horizontal-align="justify" draw:textarea-vertical-align="middle" draw:auto-grow-height="false" fo:min-height="6.1cm" fo:min-width="2.52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4b1f6f"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4b1f6f" style:font-name="Arial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5.44cm" svg:y="1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1.84cm" svg:y="11.1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81cm" svg:y1="2.386cm" svg:x2="2.651cm" svg:y2="18.78cm">
          <text:p/>
        </draw:line>
        <draw:frame draw:style-name="gr3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4" draw:text-style-name="P3" draw:layer="layout" svg:x1="7.35cm" svg:y1="8.239cm" svg:x2="16.24cm" svg:y2="8.239cm">
          <text:p/>
        </draw:line>
        <draw:frame draw:style-name="gr5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  <draw:line draw:style-name="gr6" draw:text-style-name="P3" draw:layer="layout" svg:x1="7.477cm" svg:y1="19.796cm" svg:x2="16.24cm" svg:y2="19.796cm">
          <text:p/>
        </draw:line>
        <draw:frame draw:style-name="gr7" draw:text-style-name="P5" draw:layer="layout" svg:width="1.632cm" svg:height="2.143cm" svg:x="10.989cm" svg:y="18.799cm">
          <draw:text-box>
            <text:p><text:span text:style-name="T3">X</text:span></text:p>
          </draw:text-box>
        </draw:frame>
        <draw:custom-shape draw:style-name="gr8" draw:text-style-name="P1" draw:layer="layout" svg:width="3.02cm" svg:height="6.35cm" svg:x="15.17cm" svg:y="11.1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8:37:36.840480555</dc:date>
    <dc:creator>Stephen Sefick</dc:creator>
    <meta:editing-duration>PT30M2S</meta:editing-duration>
    <meta:editing-cycles>11</meta:editing-cycles>
    <meta:generator>LibreOffice/4.3.7.2$Linux_X86_64 LibreOffice_project/430$Build-2</meta:generator>
    <meta:document-statistic meta:object-count="11"/>
  </office:meta>
</office:document-meta>
</file>